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198ab4" officeooo:paragraph-rsid="00198ab4"/>
    </style:style>
    <style:style style:name="P2" style:family="paragraph" style:parent-style-name="Standard">
      <style:text-properties fo:font-size="16pt" fo:font-weight="bold" officeooo:rsid="00198ab4" officeooo:paragraph-rsid="00198ab4" style:font-size-asian="16pt" style:font-weight-asian="bold" style:font-size-complex="16pt" style:font-weight-complex="bold"/>
    </style:style>
    <style:style style:name="P3" style:family="paragraph" style:parent-style-name="Standard">
      <style:text-properties fo:font-style="italic" officeooo:rsid="00198ab4" officeooo:paragraph-rsid="00198ab4" style:font-style-asian="italic" style:font-style-complex="italic"/>
    </style:style>
    <style:style style:name="P4" style:family="paragraph" style:parent-style-name="Standard">
      <style:text-properties fo:font-style="italic" officeooo:rsid="0019ea2c" officeooo:paragraph-rsid="0019ea2c" style:font-style-asian="italic" style:font-style-complex="italic"/>
    </style:style>
    <style:style style:name="P5" style:family="paragraph" style:parent-style-name="Standard">
      <style:text-properties fo:font-style="italic" officeooo:rsid="001aa2a9" officeooo:paragraph-rsid="001aa2a9" style:font-style-asian="italic" style:font-style-complex="italic"/>
    </style:style>
    <style:style style:name="P6" style:family="paragraph" style:parent-style-name="Standard">
      <style:text-properties fo:font-style="normal" officeooo:rsid="00198ab4" officeooo:paragraph-rsid="00198ab4" style:font-style-asian="normal" style:font-style-complex="normal"/>
    </style:style>
    <style:style style:name="P7" style:family="paragraph" style:parent-style-name="Standard">
      <style:text-properties fo:font-style="normal" officeooo:rsid="001aa2a9" officeooo:paragraph-rsid="001aa2a9" style:font-style-asian="normal" style:font-style-complex="normal"/>
    </style:style>
    <style:style style:name="P8" style:family="paragraph" style:parent-style-name="Standard">
      <style:text-properties officeooo:rsid="0019ea2c" officeooo:paragraph-rsid="0019ea2c"/>
    </style:style>
    <style:style style:name="P9" style:family="paragraph" style:parent-style-name="Standard" style:list-style-name="L1">
      <style:text-properties fo:font-style="italic" officeooo:rsid="001aa2a9" officeooo:paragraph-rsid="001aa2a9" style:font-style-asian="italic" style:font-style-complex="italic"/>
    </style:style>
    <style:style style:name="P10" style:family="paragraph" style:parent-style-name="Standard" style:list-style-name="L2">
      <style:text-properties fo:font-style="italic" officeooo:rsid="001aa2a9" officeooo:paragraph-rsid="001aa2a9" style:font-style-asian="italic" style:font-style-complex="italic"/>
    </style:style>
    <style:style style:name="P11" style:family="paragraph" style:parent-style-name="Standard" style:list-style-name="L3">
      <style:text-properties fo:font-style="italic" officeooo:rsid="001aa2a9" officeooo:paragraph-rsid="001aa2a9" style:font-style-asian="italic" style:font-style-complex="italic"/>
    </style:style>
    <style:style style:name="P12" style:family="paragraph" style:parent-style-name="Standard" style:list-style-name="L4">
      <style:text-properties fo:font-style="italic" officeooo:rsid="001aa2a9" officeooo:paragraph-rsid="001aa2a9" style:font-style-asian="italic" style:font-style-complex="italic"/>
    </style:style>
    <style:style style:name="P13" style:family="paragraph" style:parent-style-name="Standard" style:list-style-name="L5">
      <style:text-properties fo:font-style="italic" officeooo:rsid="001aa2a9" officeooo:paragraph-rsid="001aa2a9" style:font-style-asian="italic" style:font-style-complex="italic"/>
    </style:style>
    <style:style style:name="P14" style:family="paragraph" style:parent-style-name="Standard" style:list-style-name="L6">
      <style:text-properties fo:font-style="italic" officeooo:rsid="001bc0e8" officeooo:paragraph-rsid="001bc0e8" style:font-style-asian="italic" style:font-style-complex="italic"/>
    </style:style>
    <style:style style:name="P15" style:family="paragraph" style:parent-style-name="Standard" style:list-style-name="L7">
      <style:text-properties fo:font-style="italic" officeooo:rsid="001bc0e8" officeooo:paragraph-rsid="001bc0e8" style:font-style-asian="italic" style:font-style-complex="italic"/>
    </style:style>
    <style:style style:name="P16" style:family="paragraph" style:parent-style-name="Standard" style:list-style-name="L8">
      <style:text-properties fo:font-style="italic" officeooo:rsid="001bc0e8" officeooo:paragraph-rsid="001bc0e8" style:font-style-asian="italic" style:font-style-complex="italic"/>
    </style:style>
    <style:style style:name="P17" style:family="paragraph" style:parent-style-name="Standard" style:list-style-name="L9">
      <style:text-properties fo:font-style="italic" officeooo:rsid="001bc0e8" officeooo:paragraph-rsid="001bc0e8" style:font-style-asian="italic" style:font-style-complex="italic"/>
    </style:style>
    <style:style style:name="P18" style:family="paragraph" style:parent-style-name="Standard" style:list-style-name="L8">
      <style:text-properties fo:font-style="italic" officeooo:rsid="001efd1a" officeooo:paragraph-rsid="001efd1a" style:font-style-asian="italic" style:font-style-complex="italic"/>
    </style:style>
    <style:style style:name="P19" style:family="paragraph" style:parent-style-name="Standard">
      <style:text-properties fo:font-style="normal" officeooo:rsid="001aa2a9" officeooo:paragraph-rsid="001aa2a9" style:font-style-asian="normal" style:font-style-complex="normal"/>
    </style:style>
    <style:style style:name="P20" style:family="paragraph" style:parent-style-name="Standard">
      <style:text-properties fo:font-style="normal" officeooo:rsid="00198ab4" officeooo:paragraph-rsid="00198ab4" style:font-style-asian="normal" style:font-style-complex="normal"/>
    </style:style>
    <style:style style:name="P21" style:family="paragraph" style:parent-style-name="Standard">
      <style:text-properties fo:font-style="normal" officeooo:rsid="0019ea2c" officeooo:paragraph-rsid="00198ab4" style:font-style-asian="normal" style:font-style-complex="normal"/>
    </style:style>
    <style:style style:name="P22" style:family="paragraph" style:parent-style-name="Standard">
      <style:text-properties fo:font-style="normal" officeooo:rsid="0019ea2c" officeooo:paragraph-rsid="0019ea2c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9ea2c" style:font-style-asian="normal" style:font-style-complex="normal"/>
    </style:style>
    <style:style style:name="T3" style:family="text">
      <style:text-properties fo:font-style="normal" officeooo:rsid="001bc0e8" style:font-style-asian="normal" style:font-style-complex="normal"/>
    </style:style>
    <style:style style:name="T4" style:family="text">
      <style:text-properties fo:font-style="normal" officeooo:rsid="001c2d96" style:font-style-asian="normal" style:font-style-complex="normal"/>
    </style:style>
    <style:style style:name="T5" style:family="text">
      <style:text-properties fo:font-style="normal" officeooo:rsid="001efd1a" style:font-style-asian="normal" style:font-style-complex="normal"/>
    </style:style>
    <style:style style:name="T6" style:family="text">
      <style:text-properties officeooo:rsid="0019ea2c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le parsing</text:p>
      <text:p text:style-name="P1">As with parameters.txt, lines with a colon are interpreted as variable name-value pairs.</text:p>
      <text:p text:style-name="P1">In this case, the value is that the name of a .py file for the program to import.</text:p>
      <text:p text:style-name="P1">In addition, lines starting with “&gt;” are interpreted as titles for a section. <text:s/>The program only pays attention to lines found between the version title specified in parameters.txt and the next title in the file.</text:p>
      <text:p text:style-name="P1"/>
      <text:p text:style-name="P8">Sometimes I’ll copy a colon line and replace the colon with some other character, the equivalent of commenting out a line of code. <text:s/>This is a fast way for checking the difference swapping out a module makes without making a whole new profile.</text:p>
      <text:p text:style-name="P8"/>
      <text:p text:style-name="P1"/>
      <text:p text:style-name="P2">Module types</text:p>
      <text:p text:style-name="P7">In addition to the variable name, for each I’ve included a bullet-point list of options already available.</text:p>
      <text:p text:style-name="P6"/>
      <text:p text:style-name="P6"><text:span text:style-name="T7">Note:</text:span> “device functions” are those that are both called from and run on the device (the GPU). <text:s/>As such they are not called from the top-level of the program but are instead used by its modules.</text:p>
      <text:p text:style-name="P6"><text:tab/><text:span text:style-name="T6">Almost all functions used here run on the GPU.</text:span></text:p>
      <text:p text:style-name="P3"/>
      <text:p text:style-name="P3">distance<text:span text:style-name="T1">: a set of device functions for taking two neurons and returning the distance between them.</text:span></text:p>
      <text:list xml:id="list1248284597" text:style-name="L1">
        <text:list-item>
          <text:p text:style-name="P9">distances_R123<text:span text:style-name="T1">: calculates distances according to Euclidean geometry in 1, 2, or 3 dimensions.</text:span></text:p>
        </text:list-item>
        <text:list-item>
          <text:p text:style-name="P9">distances_ring_1<text:span text:style-name="T1">: calculates distances as on a one-dimensional ring.</text:span></text:p>
        </text:list-item>
      </text:list>
      <text:p text:style-name="P7"/>
      <text:p text:style-name="P5">connection_weight<text:span text:style-name="T1">: a device function that determines the influence one neuron’s firing has on another neuron as a function of distance.</text:span></text:p>
      <text:list xml:id="list1721909604" text:style-name="L2">
        <text:list-item>
          <text:p text:style-name="P10">connection_weight_difference_of_exponentials<text:span text:style-name="T1">: calculates the weight as the difference of two exponential curves </text:span><text:span text:style-name="T4">(with negative exponents)</text:span><text:span text:style-name="T1">.</text:span></text:p>
        </text:list-item>
        <text:list-item>
          <text:p text:style-name="P10">connection_weight_difference_of_normals<text:span text:style-name="T1">: calculates the weight as the difference of two zero-mean Gaussian/normal curves.</text:span></text:p>
        </text:list-item>
      </text:list>
      <text:p text:style-name="P6"/>
      <text:p text:style-name="P3">v_calcs<text:span text:style-name="T1">: a set of device functions for calculating </text:span><text:span text:style-name="T2">the voltage of the neuron</text:span><text:span text:style-name="T1"> and </text:span><text:span text:style-name="T2">the voltage’s</text:span><text:span text:style-name="T1"> </text:span><text:span text:style-name="T2">time </text:span><text:span text:style-name="T1">derivative, or whatever else is needed for </text:span><text:span text:style-name="T2">the model’s mathematical handling.</text:span></text:p>
      <text:list xml:id="list3184598264" text:style-name="L3">
        <text:list-item>
          <text:p text:style-name="P11">v_calcs_SLIF<text:span text:style-name="T1">: calculates </text:span>v<text:span text:style-name="T1"> according to the leaky integrate-and-fire model with an additional exponentially-decaying synaptic buffer term.</text:span></text:p>
        </text:list-item>
      </text:list>
      <text:p text:style-name="P21"/>
      <text:p text:style-name="P4">i_update: <text:span text:style-name="T1">used to modify the value of the input current between iterations of the main loop.</text:span></text:p>
      <text:list xml:id="list2404792899" text:style-name="L4">
        <text:list-item>
          <text:p text:style-name="P12">input_update_constant<text:span text:style-name="T1">: does nothing. <text:s/>Use this if you want the input to be constant.</text:span></text:p>
        </text:list-item>
        <text:list-item>
          <text:p text:style-name="P12">input_update_shutoff<text:span text:style-name="T1">: at the first firing time beyond a specified time, the input is overwritten to an everywhere-uniform state (though it doesn’t have to be a zero state).</text:span></text:p>
        </text:list-item>
      </text:list>
      <text:p text:style-name="P22"/>
      <text:p text:style-name="P4">v_init<text:span text:style-name="T1">: sets the initial values of the voltage array.</text:span></text:p>
      <text:list xml:id="list2725793505" text:style-name="L5">
        <text:list-item>
          <text:p text:style-name="P13">voltage_init_zero<text:span text:style-name="T1">: sets the voltage to zero everywhere.</text:span></text:p>
        </text:list-item>
        <text:list-item>
          <text:p text:style-name="P13">voltage_init_random_uniform<text:span text:style-name="T1">: sets the voltage to be uniformly randomly distributed between </text:span>v_r <text:span text:style-name="T1">and </text:span>v_th<text:span text:style-name="T1">. <text:s/>Each neuron’s voltage is independent.</text:span></text:p>
        </text:list-item>
        <text:list-item>
          <text:p text:style-name="P13">voltage_init_primesine<text:span text:style-name="T1">: sets the voltage as a </text:span><text:span text:style-name="T3">continuous </text:span><text:span text:style-name="T1">function of </text:span><text:span text:style-name="T3">position based on the sum of several sine functions with coprime periods. <text:s/>Currently only supports one dimension.</text:span></text:p>
        </text:list-item>
      </text:list>
      <text:p text:style-name="P4">i_init<text:span text:style-name="T1">: sets the initial values of the input current array.</text:span></text:p>
      <text:list xml:id="list1969244951" text:style-name="L6">
        <text:list-item>
          <text:p text:style-name="P14">input_init_gaussian<text:span text:style-name="T1">: sets the input current to a Gaussian curve centred on the middle of the grid.</text:span></text:p>
        </text:list-item>
        <text:list-item>
          <text:p text:style-name="P14"><text:soft-page-break/>input_init_coshreciprocal<text:span text:style-name="T1">: sets the input current to a constant, plus the reciprocal of the cosh function centred on the middle of the grid.</text:span></text:p>
        </text:list-item>
      </text:list>
      <text:p text:style-name="P22"/>
      <text:p text:style-name="P4">coord_init<text:span text:style-name="T1">: sets the physical coordinates of each neuron.</text:span></text:p>
      <text:list xml:id="list189753334" text:style-name="L7">
        <text:list-item>
          <text:p text:style-name="P15">coordinate_init_R123<text:span text:style-name="T1">: sets up the neurons in a grid of 1, 2 or 3 dimensions. <text:s/>Respects the grid spacing and offset as set in the parameters file. <text:s/>This can also be used for 1D rings.</text:span></text:p>
        </text:list-item>
      </text:list>
      <text:p text:style-name="P22"/>
      <text:p text:style-name="P4">fire_check<text:span text:style-name="T1">: checks if a neuron is capable of firing, and if so, produces approximate (but correct) bounds for where its firing time lies. <text:s/></text:span><text:span text:style-name="T5">Can also load firing_time array with a starting point for a root-finder such as Newton-Raphson.</text:span></text:p>
      <text:list xml:id="list3976146987" text:style-name="L8">
        <text:list-item>
          <text:p text:style-name="P16">fire_check_not1<text:span text:style-name="T1">: performs the calculations for the synaptic LIF model on the assumption the synaptic decay rate is not 1 (or very close to 1) as this will cause divide-by-zero errors.</text:span></text:p>
        </text:list-item>
        <text:list-item>
          <text:p text:style-name="P18">fire_check_is1<text:span text:style-name="T1">: as above, but for the case where the synaptic decay rate is close to 1.</text:span></text:p>
        </text:list-item>
        <text:list-item>
          <text:p text:style-name="P18">fire_check_maybe1<text:span text:style-name="T1">: acts as an interface to automatically pick between the above two options.</text:span></text:p>
        </text:list-item>
      </text:list>
      <text:p text:style-name="P22"/>
      <text:p text:style-name="P4">root_finder<text:span text:style-name="T1">: finds </text:span>t<text:span text:style-name="T1"> solving </text:span>v(t) = v_th<text:span text:style-name="T1">. <text:s/>That is, finds the time at which the neuron fires. <text:s/>This could be a numeric or analytic solution.</text:span></text:p>
      <text:list xml:id="list350465931" text:style-name="L9">
        <text:list-item>
          <text:p text:style-name="P17">newton_raphson<text:span text:style-name="T1">: solves using the Newton-Raphson method. <text:s/>This requires you to set the </text:span><text:span text:style-name="T5">firing_time array values</text:span><text:span text:style-name="T1"> to a position which you can guarantee will converge to the desired root.</text:span></text:p>
        </text:list-item>
      </text:list>
      <text:p text:style-name="P22"/>
      <text:p text:style-name="P2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9T20:14:48.031000000</meta:creation-date>
    <dc:date>2022-08-12T01:03:18.620000000</dc:date>
    <meta:editing-duration>PT1H48M</meta:editing-duration>
    <meta:editing-cycles>4</meta:editing-cycles>
    <meta:generator>LibreOffice/7.2.7.2$Windows_X86_64 LibreOffice_project/8d71d29d553c0f7dcbfa38fbfda25ee34cce99a2</meta:generator>
    <meta:document-statistic meta:table-count="0" meta:image-count="0" meta:object-count="0" meta:page-count="2" meta:paragraph-count="35" meta:word-count="675" meta:character-count="4215" meta:non-whitespace-character-count="3579"/>
  </office:meta>
</office:document-meta>
</file>